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paragraph-properties fo:text-indent="0.4923in"/>
    </style:style>
    <style:style style:name="T4" style:parent-style-name="Fuentedepárrafopredeter." style:family="text">
      <style:text-properties style:font-name="Times New Roman" style:font-name-complex="Times New Roman"/>
    </style:style>
    <style:style style:name="T5" style:parent-style-name="Fuentedepárrafopredeter." style:family="text">
      <style:text-properties style:font-name="Times New Roman" style:font-name-complex="Times New Roman"/>
    </style:style>
    <style:style style:name="T6" style:parent-style-name="Fuentedepárrafopredeter." style:family="text">
      <style:text-properties style:font-name="Times New Roman" style:font-name-complex="Times New Roman"/>
    </style:style>
    <style:style style:name="T7" style:parent-style-name="Fuentedepárrafopredeter." style:family="text">
      <style:text-properties style:font-name="Times New Roman" style:font-name-complex="Times New Roman"/>
    </style:style>
    <style:style style:name="T8" style:parent-style-name="Fuentedepárrafopredeter." style:family="text">
      <style:text-properties style:font-name="Times New Roman" style:font-name-complex="Times New Roman"/>
    </style:style>
    <style:style style:name="T9" style:parent-style-name="Énfasis" style:family="text">
      <style:text-properties style:font-name="Times New Roman" style:font-name-complex="Times New Roman"/>
    </style:style>
    <style:style style:name="T10" style:parent-style-name="Fuentedepárrafopredeter." style:family="text">
      <style:text-properties style:font-name="Times New Roman" style:font-name-complex="Times New Roman"/>
    </style:style>
    <style:style style:name="T11" style:parent-style-name="Fuentedepárrafopredeter." style:family="text">
      <style:text-properties style:font-name="Times New Roman" style:font-name-complex="Times New Roman"/>
    </style:style>
    <style:style style:name="T12" style:parent-style-name="Fuentedepárrafopredeter." style:family="text">
      <style:text-properties style:font-name="Times New Roman" style:font-name-complex="Times New Roman"/>
    </style:style>
    <style:style style:name="T13" style:parent-style-name="Fuentedepárrafopredeter." style:family="text">
      <style:text-properties style:font-name="Times New Roman" style:font-name-complex="Times New Roman"/>
    </style:style>
    <style:style style:name="T14" style:parent-style-name="Fuentedepárrafopredeter." style:family="text">
      <style:text-properties style:font-name="Times New Roman" style:font-name-complex="Times New Roman"/>
    </style:style>
    <style:style style:name="T15" style:parent-style-name="Fuentedepárrafopredeter." style:family="text">
      <style:text-properties style:font-name="Times New Roman" style:font-name-complex="Times New Roman"/>
    </style:style>
    <style:style style:name="T16" style:parent-style-name="Fuentedepárrafopredeter." style:family="text">
      <style:text-properties style:font-name="Times New Roman" style:font-name-complex="Times New Roman"/>
    </style:style>
    <style:style style:name="T17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18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19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0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1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2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3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4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5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6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7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8" style:parent-style-name="Énfasis" style:family="text">
      <style:text-properties style:font-name="Times New Roman" style:font-name-complex="Times New Roman" fo:font-style="normal" style:font-style-asian="normal" style:font-style-complex="normal"/>
    </style:style>
    <style:style style:name="T29" style:parent-style-name="Fuentedepárrafopredeter." style:family="text">
      <style:text-properties style:font-name="Times New Roman" style:font-name-complex="Times New Roman"/>
    </style:style>
    <style:style style:name="T30" style:parent-style-name="Fuentedepárrafopredeter." style:family="text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T33" style:parent-style-name="Fuentedepárrafopredeter." style:family="text">
      <style:text-properties style:font-name="Times New Roman" style:font-name-complex="Times New Roman"/>
    </style:style>
    <style:style style:name="T34" style:parent-style-name="Fuentedepárrafopredeter." style:family="text">
      <style:text-properties style:font-name="Times New Roman" style:font-name-complex="Times New Roman"/>
    </style:style>
    <style:style style:name="T35" style:parent-style-name="Fuentedepárrafopredeter.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/>
    </style:style>
    <style:style style:name="T37" style:parent-style-name="Fuentedepárrafopredeter." style:family="text">
      <style:text-properties style:font-name="Times New Roman" style:font-name-complex="Times New Roman"/>
    </style:style>
    <style:style style:name="T38" style:parent-style-name="Fuentedepárrafopredeter." style:family="text">
      <style:text-properties style:font-name="Times New Roman" style:font-name-complex="Times New Roman"/>
    </style:style>
    <style:style style:name="T39" style:parent-style-name="Fuentedepárrafopredeter." style:family="text">
      <style:text-properties style:font-name="Times New Roman" style:font-name-complex="Times New Roman"/>
    </style:style>
    <style:style style:name="T40" style:parent-style-name="Fuentedepárrafopredeter." style:family="text">
      <style:text-properties style:font-name="Times New Roman" style:font-name-complex="Times New Roman"/>
    </style:style>
    <style:style style:name="T41" style:parent-style-name="Fuentedepárrafopredeter." style:family="text">
      <style:text-properties style:font-name="Times New Roman" style:font-name-complex="Times New Roman"/>
    </style:style>
    <style:style style:name="T42" style:parent-style-name="Fuentedepárrafopredeter." style:family="text">
      <style:text-properties style:font-name="Times New Roman" style:font-name-complex="Times New Roman"/>
    </style:style>
    <style:style style:name="T43" style:parent-style-name="Fuentedepárrafopredeter." style:family="text">
      <style:text-properties style:font-name="Times New Roman" style:font-name-complex="Times New Roman"/>
    </style:style>
    <style:style style:name="P44" style:parent-style-name="Standard" style:family="paragraph">
      <style:text-properties style:font-name="Times New Roman" style:font-name-complex="Times New Roman"/>
    </style:style>
    <style:style style:name="P45" style:parent-style-name="Standard" style:family="paragraph">
      <style:text-properties style:font-name="Times New Roman" style:font-name-complex="Times New Roman"/>
    </style:style>
    <style:style style:name="P46" style:parent-style-name="Standard" style:family="paragraph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/>
    </style:style>
    <style:style style:name="P49" style:parent-style-name="Standard" style:family="paragraph">
      <style:text-properties style:font-name="Times New Roman" style:font-name-complex="Times New Roman"/>
    </style:style>
    <style:style style:name="P50" style:parent-style-name="Standard" style:family="paragraph">
      <style:text-properties style:font-name="Times New Roman" style:font-name-complex="Times New Roman"/>
    </style:style>
    <style:style style:name="P51" style:parent-style-name="Standard" style:family="paragraph">
      <style:text-properties style:font-name="Times New Roman" style:font-name-complex="Times New Roman"/>
    </style:style>
    <style:style style:name="P52" style:parent-style-name="Standard" style:family="paragraph">
      <style:text-properties style:font-name="Times New Roman" style:font-name-complex="Times New Roman"/>
    </style:style>
    <style:style style:name="P53" style:parent-style-name="Standard" style:family="paragraph">
      <style:text-properties style:font-name="Times New Roman" style:font-name-complex="Times New Roman"/>
    </style:style>
    <style:style style:name="P54" style:parent-style-name="Standard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/>
    </style:style>
    <style:style style:name="P58" style:parent-style-name="Standard" style:family="paragraph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Standard" style:family="paragraph">
      <style:text-properties style:font-name="Times New Roman" style:font-name-complex="Times New Roman"/>
    </style:style>
    <style:style style:name="P62" style:parent-style-name="Standard" style:family="paragraph">
      <style:text-properties style:font-name="Times New Roman" style:font-name-complex="Times New Roman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P65" style:parent-style-name="Standard" style:family="paragraph">
      <style:text-properties style:font-name="Times New Roman" style:font-name-complex="Times New Roman"/>
    </style:style>
    <style:style style:name="P66" style:parent-style-name="Standard" style:family="paragraph">
      <style:text-properties style:font-name="Times New Roman" style:font-name-complex="Times New Roman"/>
    </style:style>
    <style:style style:name="P67" style:parent-style-name="Standard" style:family="paragraph">
      <style:text-properties style:font-name="Times New Roman" style:font-name-complex="Times New Roman"/>
    </style:style>
    <style:style style:name="P68" style:parent-style-name="Standard" style:family="paragraph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/>
    </style:style>
    <style:style style:name="P71" style:parent-style-name="Standard" style:family="paragraph">
      <style:text-properties style:font-name="Times New Roman" style:font-name-complex="Times New Roman"/>
    </style:style>
    <style:style style:name="P72" style:parent-style-name="Standard" style:family="paragraph">
      <style:text-properties style:font-name="Times New Roman" style:font-name-complex="Times New Roman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Situación<text:s/>problemática</text:p>
      <text:p text:style-name="P2"/>
      <text:p text:style-name="P3"><text:bookmark-start text:name="_Hlk22835800"/><text:span text:style-name="T4">En<text:s/></text:span><text:span text:style-name="T5">Bolivia, en</text:span><text:span text:style-name="T6"><text:s/>los<text:s/></text:span><text:span text:style-name="T7">últimos</text:span><text:span text:style-name="T8"><text:s/>5<text:s/></text:span><text:span text:style-name="T9">años</text:span><text:span text:style-name="T10"><text:s/>el sector<text:s/></text:span><text:span text:style-name="T11">económico</text:span><text:span text:style-name="T12"><text:s/>de servicios de belleza ha aumentado un<text:s/></text:span><text:span text:style-name="T13">80</text:span><text:span text:style-name="T14">%. En</text:span><text:span text:style-name="T15"><text:s/></text:span><text:span text:style-name="T16">el año</text:span><text:span text:style-name="T17"><text:s/>2010<text:s/></text:span><text:span text:style-name="T18">existían</text:span><text:span text:style-name="T19"><text:s/>tan solo 100 empresas registradas bajo la<text:s/></text:span><text:span text:style-name="T20">función</text:span><text:span text:style-name="T21"><text:s/></text:span><text:span text:style-name="T22">económica</text:span><text:span text:style-name="T23"><text:s/>de servicios de belleza. Actualmente, existen<text:s/></text:span><text:span text:style-name="T24">más</text:span><text:span text:style-name="T25"><text:s/>de 1000 empresas registradas bajo la mencionada<text:s/></text:span><text:span text:style-name="T26">función</text:span><text:span text:style-name="T27"><text:s/></text:span><text:span text:style-name="T28">económica</text:span><text:span text:style-name="T29"><text:s/>su vez, el desarrollo<text:s/></text:span><text:span text:style-name="T30">tecnológico</text:span><text:span text:style-name="T31"><text:s/>y el uso de<text:s/></text:span><text:span text:style-name="T32">teléfonos</text:span><text:span text:style-name="T33"><text:s/>inteligentes ha aumentado, siendo utilizados para facilitar la vida de las personas en las tareas<text:s/></text:span><text:span text:style-name="T34">más</text:span><text:span text:style-name="T35"><text:s/></text:span><text:span text:style-name="T36">cotidianas</text:span><text:span text:style-name="T37">, como pedir comida, pedir un taxi. Sin embargo, en el sector de los salone</text:span><text:span text:style-name="T38">s de belleza este avance no se ha hecho evidente, no existe una alternativa para que las personas puedan<text:s/></text:span><text:span text:style-name="T39">fácilmente</text:span><text:span text:style-name="T40"><text:s/>ver los salones de belleza a su alrededor, sus servicios y realizar una reserva. Por lo cual las personas les resulta complicado realizar un</text:span><text:span text:style-name="T41">a reserva, esperan horas y no pueden ver sus alternativas. <text:s text:c="2"/>A su vez, los salones de belleza no cuentan con herramientas eficaces para poder gestionar sus clientes,<text:s/></text:span><text:span text:style-name="T42">reservas, finanzas</text:span><text:span text:style-name="T43"><text:s/>y personal.</text:span></text:p>
      <text:p text:style-name="P44"/>
      <text:p text:style-name="P45"><text:bookmark-end text:name="_Hlk22835800"/>Muchos salones de belleza han optado por<text:s/>métodos<text:s/>de reserva<text:s/>a<text:s/>través<text:s/>de las redes sociales (Facebook,<text:s/>WhatsApp). Sin embargo, los problemas al gestionar las reservas<text:s/>continúan,<text:s/>al hacer el trabajo demasiado pesado para juntar y cruzar la<text:s/>información<text:s/>de los clientes, generando cruce de horarios, clientes no atendidos y<text:s/>exhaustivas<text:s/>reservas por parte de los clientes.</text:p>
      <text:p text:style-name="P46"/>
      <text:p text:style-name="P47">En Bolivia la empresa<text:s/>Sonoma,<text:s/>que<text:s/>también<text:s/>ofrece una aplicación para poder realizar reservas y gestionar todo el proceso de las<text:s/>Barberías<text:s/>ha incursado en el<text:s/>mercado. Sin<text:s/>embargo,<text:s/>está<text:s/>orientado<text:s/>más<text:s/>hacia salones de belleza femeninos, dejando de lado el 50 % del mercado que son las<text:s/>Barberías<text:s/>masculinas de lado y debido a su alto costo para los salones de belleza 900 Bs<text:s/>mensual<text:s/>(casi la mitad de un salario<text:s/>mínimo<text:s/>en<text:s/>Bolivia)<text:s/>tan solo cuenta con 5 salones registrados a nivel nacional.</text:p>
      <text:p text:style-name="P48"/>
      <text:p text:style-name="P49">Al no contar con estas herramientas los clientes tienen los siguientes problemas.</text:p>
      <text:p text:style-name="P50"/>
      <text:p text:style-name="P51">Respecto a las alternativas salones de belleza</text:p>
      <text:p text:style-name="P52"/>
      <text:p text:style-name="P53">No pueden ver sus alternativas, es decir, no pueden ver salones de belleza que se puedan adecuar mejor a sus necesidades, ya sea por su ubicación, servicios. Lo cual no les permite satisfacer sus<text:s/>necesidades. A<text:s/>su vez, para los salones de belleza, les resulta<text:s/>más<text:s/>difícil<text:s/>llegar al<text:s/>público<text:s/>al que realmente apuntan.</text:p>
      <text:p text:style-name="P54"/>
      <text:p text:style-name="P55">Reservas</text:p>
      <text:p text:style-name="P56"/>
      <text:p text:style-name="P57">Tienen dificultad al<text:s/>realizar reservas, muchas veces tienen que llamar directamente<text:s/>obligándoles gastar<text:s/>su<text:s/>crédito<text:s/>telefónico,<text:s/>caso contrario, cuando<text:s/>envían<text:s/>mensajes por redes sociales como Facebook o<text:s/>WhatsApp, estos tardan demasiado en ser atendidos y confirmados, por lo que<text:s/>al cliente le genera<text:s/>insatisfacción. Cuando los clientes por fin logran confirmar una<text:s/>reserva,<text:s/>muchas veces cuando llegan a su reserva en la hora correcta,<text:s/>aún<text:s/>tienen que<text:s/>esperar,<text:s/>por la dificultad de los salones de belleza para gestionar sus reservas.</text:p>
      <text:p text:style-name="P58"/>
      <text:p text:style-name="P59">Por parte de los salones de belleza la<text:s/>mayoría<text:s/>registra sus reservas en libros, registrar esta<text:s/>información y<text:s/>verificar si no existe otra reserva a la misma<text:s/>hora,<text:s/>es un trabajo tedioso y largo.<text:s/>Además,<text:s/>al no contar con una estructura<text:s/>estándar<text:s/>para una reserva, muchas veces esto genera que realizar una reserva requiera demasiados mensajes y dure demasiado. Al no gestionar las reservas correctamente los salones de belleza pierden clientes, porque suelen esperar demasiado por un servicio,<text:s/>además<text:s/>las reservas<text:s/>brindan<text:s/>información<text:s/>clave como los horarios<text:s/>más<text:s/>concurridos, o los<text:s/>días<text:s/>más<text:s/>bajos,<text:s/>información<text:s/>que pueden utilizar los salones para realizar estrategias<text:s/>económicas, como ofertas o aumento de personal. Muchas veces<text:s/>también<text:s/>los clientes quieren asistir a sus<text:s/>reservas. Sin embargo, las olvidan, enviar<text:s/>algún<text:s/>tipo de<text:s/>notificación<text:s/>por<text:s/>algún<text:s/>medio,<text:s/>ayudaría<text:s/>también<text:s/>al cliente a recordar y asistir a sus reservas.</text:p>
      <text:p text:style-name="P60"/>
      <text:p text:style-name="P61">Base de datos de clientes</text:p>
      <text:p text:style-name="P62"/>
      <text:p text:style-name="P63">Por parte de los salones de<text:s/>belleza no<text:s/>cuentan con una base de<text:s/>datos o<text:s/>información<text:s/>de sus clientes, vivimos en la era de la<text:s/>información,<text:s/>hoy en<text:s/>día<text:s/>la<text:s/>información<text:s/>es el aspecto<text:s/>más<text:s/>importante en las<text:s/>empresas<text:s/>en cualquier<text:s/>rubro. Al<text:s/>no contar con una base de datos de sus clientes se pierde la<text:s/>información<text:s/>de,<text:s/>frecuencia<text:s/>con la que los clientes asisten al<text:s/>salón,<text:s/>por ejemplo, 1 semana, 2<text:s/>semanas. Información<text:s/>de<text:s/>cuál<text:s/>es el porcentaje de<text:s/>retención<text:s/>de los clientes. Por<text:s/>ejemplo,<text:s/>tan solo el 40% de los clientes que asisten la primera vez, vuelven al<text:s/>salón.<text:s/>Información<text:s/>personal del cliente, fecha de<text:s/>cumpleaños, correo<text:s/>electrónico<text:s/>o<text:s/>número<text:s/>de celular. La fecha de<text:s/>cumpleaños<text:s/>es muy importante para<text:s/>así<text:s/>poder dar descuento en<text:s/>algún<text:s/>servicio ese<text:s/>día<text:s/>y poder felicitar al cliente, generando una<text:s/>relación<text:s/>más<text:s/>fuerte con el<text:s/>salón. A<text:s/>través<text:s/>del<text:s/>número<text:s/>celular o correo<text:s/>electrónico, se<text:s/>podrían<text:s/>mandar ofertas, nuevos servicios o cualquier<text:s/>información<text:s/>relevante para el cliente.</text:p>
      <text:p text:style-name="P64"/>
      <text:p text:style-name="P65">Pago de comisiones</text:p>
      <text:p text:style-name="P66"/>
      <text:p text:style-name="P67">Un problema<text:s/>más<text:s/>que se genera para los salones de belleza es pagar a sus empleados. La<text:s/>mayoría<text:s/>trabaja sobre el sistema de comisiones. Es decir, un corte de cabello cuesta 30 Bs. 50% recibe el estilista o peluquero y el otro 50% lo recibe el<text:s/>salón. La tarea de pagar a fin de<text:s/>día<text:s/>o semana estas comisiones suele ser complicado porque no se registra correctamente la<text:s/>información,<text:s/>con fecha y hora,<text:s/>además<text:s/>de cliente, por lo que muchas veces suelen haber discusiones sobre si el estilista o peluquero<text:s/>recibió<text:s/>más<text:s/>dinero o menos del que<text:s/>había<text:s/>generado.<text:s/>Situación<text:s/>parecida sucede con las ventas de productos en la<text:s/>que muchos casos, los empleados se llevan un porcentaje 5%,10% o en su defecto montos fijos 10 Bs, 15 Bs, ocurre la misma<text:s/>situación.</text:p>
      <text:p text:style-name="P68"/>
      <text:p text:style-name="P69">Flujo de caja</text:p>
      <text:p text:style-name="P70"/>
      <text:p text:style-name="P71">La<text:s/>mayoría<text:s/>de los salones de belleza manejan todos sus registros en libros, lo cual genera mucha dificultad al realizar balances, realizar ventas, manejar stock, etc. Sacar el balance de<text:s/>ingresos,<text:s/>egresos en una semana suele ser un trabajo muy tedioso y<text:s/>difícil, tarea que se<text:s/>podría<text:s/>realizar en instantes si se usara una herramienta eficaz de software.<text:s/>Además, para ver el estado de las cuentas, muchas veces es necesario ir hasta el establecimiento<text:s/>físico, lo cual<text:s/>debería<text:s/>ser simple, como abrir una aplicación y consultar mi estado, ya sea me encuentre en el establecimiento o en otro lugar alejado.</text:p>
      <text:p text:style-name="P72"/>
      <text:p text:style-name="P73">Es necesario plantear una soluciona este<text:s/>problema,<text:s/>para<text:s/>así<text:s/>poder mejorar la experiencia de las personas al ver opciones y realizar reservas para ir a un<text:s/>salón<text:s/>de belleza. A su<text:s/>vez,<text:s/>aumentar el<text:s/>tráfico<text:s/>de los salones y su<text:s/>rentabilidad,<text:s/>y administrar todo su<text:s/>salón<text:s/>a un<text:s/>precio accesible.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z Bascope</dc:creator>
    <meta:creation-date>2019-08-26T22:10:00Z</meta:creation-date>
    <dc:date>2019-10-24T21:18:00Z</dc:date>
    <meta:template xlink:href="Normal.dotm" xlink:type="simple"/>
    <meta:editing-cycles>20</meta:editing-cycles>
    <meta:editing-duration>PT3900S</meta:editing-duration>
    <meta:document-statistic meta:page-count="1" meta:paragraph-count="12" meta:word-count="994" meta:character-count="6454" meta:row-count="45" meta:non-whitespace-character-count="5472"/>
  </office:meta>
</office:document-meta>
</file>